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1">
      <style:text-properties officeooo:paragraph-rsid="002b129f"/>
    </style:style>
    <style:style style:name="P107" style:family="paragraph" style:parent-style-name="Text_20_body" style:list-style-name="L1">
      <style:text-properties officeooo:paragraph-rsid="002c3bd6"/>
    </style:style>
    <style:style style:name="P108" style:family="paragraph" style:parent-style-name="Text_20_body" style:list-style-name="L1">
      <style:text-properties officeooo:rsid="0103ba70" officeooo:paragraph-rsid="0026b597"/>
    </style:style>
    <style:style style:name="P109" style:family="paragraph" style:parent-style-name="Text_20_body" style:list-style-name="L7"/>
    <style:style style:name="P110" style:family="paragraph" style:parent-style-name="Text_20_body" style:list-style-name="L9"/>
    <style:style style:name="P111" style:family="paragraph" style:parent-style-name="Text_20_body" style:list-style-name="L2">
      <style:paragraph-properties fo:margin-top="0cm" fo:margin-bottom="0cm" loext:contextual-spacing="false"/>
    </style:style>
    <style:style style:name="P112" style:family="paragraph" style:parent-style-name="Text_20_body" style:list-style-name="L3">
      <style:paragraph-properties fo:margin-top="0cm" fo:margin-bottom="0cm" loext:contextual-spacing="false"/>
    </style:style>
    <style:style style:name="P113" style:family="paragraph" style:parent-style-name="Text_20_body" style:list-style-name="L4">
      <style:paragraph-properties fo:margin-top="0cm" fo:margin-bottom="0cm" loext:contextual-spacing="false"/>
    </style:style>
    <style:style style:name="P114" style:family="paragraph" style:parent-style-name="Text_20_body" style:list-style-name="L5">
      <style:paragraph-properties fo:margin-top="0cm" fo:margin-bottom="0cm" loext:contextual-spacing="false"/>
    </style:style>
    <style:style style:name="P115" style:family="paragraph" style:parent-style-name="Text_20_body" style:list-style-name="L6">
      <style:paragraph-properties fo:margin-top="0cm" fo:margin-bottom="0cm" loext:contextual-spacing="false"/>
    </style:style>
    <style:style style:name="P116" style:family="paragraph" style:parent-style-name="Heading_20_1" style:master-page-name="Cos">
      <style:paragraph-properties fo:text-align="center" style:justify-single-word="false" style:page-number="auto"/>
    </style:style>
    <style:style style:name="P117" style:family="paragraph" style:parent-style-name="Heading_20_1">
      <style:paragraph-properties fo:break-before="page"/>
      <style:text-properties officeooo:rsid="002e6a31" officeooo:paragraph-rsid="002e6a31"/>
    </style:style>
    <style:style style:name="P118" style:family="paragraph" style:parent-style-name="Heading_20_2">
      <style:text-properties officeooo:rsid="0026b597" officeooo:paragraph-rsid="002e6a31"/>
    </style:style>
    <style:style style:name="P119" style:family="paragraph" style:parent-style-name="Heading_20_2">
      <style:paragraph-properties fo:break-before="page"/>
      <style:text-properties officeooo:rsid="0026b597" officeooo:paragraph-rsid="002b129f"/>
    </style:style>
    <style:style style:name="P120" style:family="paragraph" style:parent-style-name="Heading_20_2">
      <style:paragraph-properties fo:break-before="page"/>
      <style:text-properties officeooo:rsid="0026b597" officeooo:paragraph-rsid="002c3bd6"/>
    </style:style>
    <style:style style:name="P121" style:family="paragraph" style:parent-style-name="Heading_20_2">
      <style:paragraph-properties fo:break-before="page"/>
      <style:text-properties officeooo:rsid="0026b597" officeooo:paragraph-rsid="0030c406"/>
    </style:style>
    <style:style style:name="P122" style:family="paragraph" style:parent-style-name="Heading_20_2">
      <style:paragraph-properties fo:break-before="page"/>
      <style:text-properties officeooo:rsid="0026b597" officeooo:paragraph-rsid="00354618"/>
    </style:style>
    <style:style style:name="P123" style:family="paragraph" style:parent-style-name="Heading_20_2">
      <style:paragraph-properties fo:break-before="page"/>
      <style:text-properties officeooo:rsid="0026b597" officeooo:paragraph-rsid="00370f83"/>
    </style:style>
    <style:style style:name="P12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2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2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2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29" style:family="paragraph" style:parent-style-name="Heading_20_2">
      <style:paragraph-properties fo:break-before="page"/>
      <style:text-properties officeooo:rsid="004e6e89" officeooo:paragraph-rsid="004e6e89"/>
    </style:style>
    <style:style style:name="P130" style:family="paragraph" style:parent-style-name="Heading_20_2">
      <style:paragraph-properties fo:break-before="page"/>
      <style:text-properties officeooo:rsid="004e6e89" officeooo:paragraph-rsid="0054f650"/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34" style:family="paragraph" style:parent-style-name="Standard" style:list-style-name="L10">
      <style:text-properties officeooo:paragraph-rsid="0030c406"/>
    </style:style>
    <style:style style:name="P135" style:family="paragraph" style:parent-style-name="Standard" style:list-style-name="L10">
      <style:text-properties officeooo:paragraph-rsid="00354618"/>
    </style:style>
    <style:style style:name="P136" style:family="paragraph" style:parent-style-name="Standard" style:list-style-name="L10">
      <style:text-properties officeooo:paragraph-rsid="00370f83"/>
    </style:style>
    <style:style style:name="P137" style:family="paragraph" style:parent-style-name="Standard" style:list-style-name="L10">
      <style:text-properties officeooo:paragraph-rsid="003ac64b"/>
    </style:style>
    <style:style style:name="P138" style:family="paragraph" style:parent-style-name="Standard" style:list-style-name="L10">
      <style:text-properties officeooo:paragraph-rsid="004203a3"/>
    </style:style>
    <style:style style:name="P139" style:family="paragraph" style:parent-style-name="Standard" style:list-style-name="L10">
      <style:text-properties officeooo:paragraph-rsid="0043c249"/>
    </style:style>
    <style:style style:name="P140" style:family="paragraph" style:parent-style-name="Standard" style:list-style-name="L10">
      <style:text-properties officeooo:paragraph-rsid="00473b51"/>
    </style:style>
    <style:style style:name="P141" style:family="paragraph" style:parent-style-name="Standard" style:list-style-name="L10">
      <style:text-properties officeooo:paragraph-rsid="004aafba"/>
    </style:style>
    <style:style style:name="P142" style:family="paragraph" style:parent-style-name="Standard" style:list-style-name="L10">
      <style:text-properties officeooo:paragraph-rsid="004e6e89"/>
    </style:style>
    <style:style style:name="P143" style:family="paragraph" style:parent-style-name="Standard" style:list-style-name="L10">
      <style:text-properties officeooo:paragraph-rsid="0054f650"/>
    </style:style>
    <style:style style:name="P144" style:family="paragraph" style:parent-style-name="Standard" style:list-style-name="L10">
      <style:text-properties officeooo:rsid="00571589" officeooo:paragraph-rsid="0054f650"/>
    </style:style>
    <style:style style:name="P14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4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4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4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4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5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5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5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5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5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5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5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1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06dc3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11234"/>
    </style:style>
    <style:style style:name="T51" style:family="text">
      <style:text-properties officeooo:rsid="0064fc52"/>
    </style:style>
    <style:style style:name="T52" style:family="text">
      <style:text-properties officeooo:rsid="0068257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5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5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6">Control de versions d'HELIUM</text:p>
      <text:p text:style-name="P82"><text:span text:style-name="T52">29</text:span> d<text:span text:style-name="T23">e juliol </text:span>de <text:span text:style-name="T2">2019</text:span></text:p>
      <text:p text:style-name="P83">Serveis d’Administració Electrònica en el Govern de les Illes Balears</text:p>
      <text:p text:style-name="P84">Lot 3 (Serveis de tramitació d’expedients electrònics)</text:p>
      <text:p text:style-name="P84"/>
      <text:p text:style-name="P84"/>
      <text:p text:style-name="P84"/>
      <text:p text:style-name="P84"/>
      <text:p text:style-name="P85">Oficina Tècnica de Direcció de Projecte</text:p>
      <text:list xml:id="list260422596" text:style-name="Outline">
        <text:list-header>
          <text:h text:style-name="P11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8">Data</text:p>
          </table:table-cell>
          <table:table-cell table:style-name="Taula1.B2" office:value-type="string">
            <text:p text:style-name="P89">Autor</text:p>
          </table:table-cell>
          <table:table-cell table:style-name="Taula1.B2" office:value-type="string">
            <text:p text:style-name="P89">Versió</text:p>
          </table:table-cell>
          <table:table-cell table:style-name="Taula1.D2" office:value-type="string">
            <text:p text:style-name="P89">Canvis</text:p>
          </table:table-cell>
        </table:table-row>
        <table:table-row table:style-name="Taula1.1">
          <table:table-cell table:style-name="Taula1.A3" office:value-type="string">
            <text:p text:style-name="P9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1">Limit Tecnologies</text:p>
          </table:table-cell>
          <table:table-cell table:style-name="Taula1.C3" office:value-type="string">
            <text:p text:style-name="P90">v1.0</text:p>
          </table:table-cell>
          <table:table-cell table:style-name="Taula1.D3" office:value-type="string">
            <text:p text:style-name="P90">Versió inicial</text:p>
          </table:table-cell>
        </table:table-row>
        <table:table-row table:style-name="Taula1.1">
          <table:table-cell table:style-name="Taula1.A4" office:value-type="string">
            <text:p text:style-name="P92"/>
          </table:table-cell>
          <table:table-cell table:style-name="Taula1.B4" office:value-type="string">
            <text:p text:style-name="P92"/>
          </table:table-cell>
          <table:table-cell table:style-name="Taula1.C4" office:value-type="string">
            <text:p text:style-name="P92"/>
          </table:table-cell>
          <table:table-cell table:style-name="Taula1.D4" office:value-type="string">
            <text:p text:style-name="P92"/>
          </table:table-cell>
        </table:table-row>
        <table:table-row table:style-name="Taula1.1">
          <table:table-cell table:style-name="Taula1.A5" office:value-type="string">
            <text:p text:style-name="P92"/>
          </table:table-cell>
          <table:table-cell table:style-name="Taula1.B5" office:value-type="string">
            <text:p text:style-name="P92"/>
          </table:table-cell>
          <table:table-cell table:style-name="Taula1.C5" office:value-type="string">
            <text:p text:style-name="P92"/>
          </table:table-cell>
          <table:table-cell table:style-name="Taula1.D5" office:value-type="string">
            <text:p text:style-name="P92"/>
          </table:table-cell>
        </table:table-row>
        <table:table-row table:style-name="Taula1.1">
          <table:table-cell table:style-name="Taula1.A6" office:value-type="string">
            <text:p text:style-name="P92"/>
          </table:table-cell>
          <table:table-cell table:style-name="Taula1.B6" office:value-type="string">
            <text:p text:style-name="P92"/>
          </table:table-cell>
          <table:table-cell table:style-name="Taula1.C6" office:value-type="string">
            <text:p text:style-name="P92"/>
          </table:table-cell>
          <table:table-cell table:style-name="Taula1.D6" office:value-type="string">
            <text:p text:style-name="P9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8">Nom</text:p>
          </table:table-cell>
          <table:table-cell table:style-name="Taula2.B2" office:value-type="string">
            <text:p text:style-name="P89">Data</text:p>
          </table:table-cell>
          <table:table-cell table:style-name="Taula2.C2" office:value-type="string">
            <text:p text:style-name="P89">Àrea, departament o empresa</text:p>
          </table:table-cell>
        </table:table-row>
        <table:table-row table:style-name="Taula2.1">
          <table:table-cell table:style-name="Taula2.A3" office:value-type="string">
            <text:p text:style-name="P90"/>
          </table:table-cell>
          <table:table-cell table:style-name="Taula2.B3" office:value-type="string">
            <text:p text:style-name="P90"/>
          </table:table-cell>
          <table:table-cell table:style-name="Taula2.C3" office:value-type="string">
            <text:p text:style-name="P90"/>
          </table:table-cell>
        </table:table-row>
        <table:table-row table:style-name="Taula2.1">
          <table:table-cell table:style-name="Taula2.A4" office:value-type="string">
            <text:p text:style-name="P92"/>
          </table:table-cell>
          <table:table-cell table:style-name="Taula2.B4" office:value-type="string">
            <text:p text:style-name="P92"/>
          </table:table-cell>
          <table:table-cell table:style-name="Taula2.C4" office:value-type="string">
            <text:p text:style-name="P92"/>
          </table:table-cell>
        </table:table-row>
        <table:table-row table:style-name="Taula2.1">
          <table:table-cell table:style-name="Taula2.A5" office:value-type="string">
            <text:p text:style-name="P92"/>
          </table:table-cell>
          <table:table-cell table:style-name="Taula2.B5" office:value-type="string">
            <text:p text:style-name="P92"/>
          </table:table-cell>
          <table:table-cell table:style-name="Taula2.C5" office:value-type="string">
            <text:p text:style-name="P92"/>
          </table:table-cell>
        </table:table-row>
        <table:table-row table:style-name="Taula2.1">
          <table:table-cell table:style-name="Taula2.A6" office:value-type="string">
            <text:p text:style-name="P92"/>
          </table:table-cell>
          <table:table-cell table:style-name="Taula2.B6" office:value-type="string">
            <text:p text:style-name="P92"/>
          </table:table-cell>
          <table:table-cell table:style-name="Taula2.C6" office:value-type="string">
            <text:p text:style-name="P9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8">Nom</text:p>
          </table:table-cell>
          <table:table-cell table:style-name="Taula3.B2" office:value-type="string">
            <text:p text:style-name="P89">Data</text:p>
          </table:table-cell>
          <table:table-cell table:style-name="Taula3.C2" office:value-type="string">
            <text:p text:style-name="P89">Àrea, departament o empresa</text:p>
          </table:table-cell>
        </table:table-row>
        <table:table-row table:style-name="Taula3.1">
          <table:table-cell table:style-name="Taula3.A3" office:value-type="string">
            <text:p text:style-name="P90"/>
          </table:table-cell>
          <table:table-cell table:style-name="Taula3.B3" office:value-type="string">
            <text:p text:style-name="P90"/>
          </table:table-cell>
          <table:table-cell table:style-name="Taula3.C3" office:value-type="string">
            <text:p text:style-name="P90"/>
          </table:table-cell>
        </table:table-row>
        <table:table-row table:style-name="Taula3.1">
          <table:table-cell table:style-name="Taula3.A4" office:value-type="string">
            <text:p text:style-name="P92"/>
          </table:table-cell>
          <table:table-cell table:style-name="Taula3.B4" office:value-type="string">
            <text:p text:style-name="P92"/>
          </table:table-cell>
          <table:table-cell table:style-name="Taula3.C4" office:value-type="string">
            <text:p text:style-name="P92"/>
          </table:table-cell>
        </table:table-row>
        <table:table-row table:style-name="Taula3.1">
          <table:table-cell table:style-name="Taula3.A5" office:value-type="string">
            <text:p text:style-name="P92"/>
          </table:table-cell>
          <table:table-cell table:style-name="Taula3.B5" office:value-type="string">
            <text:p text:style-name="P92"/>
          </table:table-cell>
          <table:table-cell table:style-name="Taula3.C5" office:value-type="string">
            <text:p text:style-name="P92"/>
          </table:table-cell>
        </table:table-row>
        <table:table-row table:style-name="Taula3.1">
          <table:table-cell table:style-name="Taula3.A6" office:value-type="string">
            <text:p text:style-name="P92"/>
          </table:table-cell>
          <table:table-cell table:style-name="Taula3.B6" office:value-type="string">
            <text:p text:style-name="P92"/>
          </table:table-cell>
          <table:table-cell table:style-name="Taula3.C6" office:value-type="string">
            <text:p text:style-name="P9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8">Nom</text:p>
          </table:table-cell>
          <table:table-cell table:style-name="Taula6.B2" office:value-type="string">
            <text:p text:style-name="P89">Àrea, departament o empresa</text:p>
          </table:table-cell>
          <table:table-cell table:style-name="Taula6.C2" office:value-type="string">
            <text:p text:style-name="P89">Correu electrònic</text:p>
          </table:table-cell>
        </table:table-row>
        <table:table-row table:style-name="Taula6.1">
          <table:table-cell table:style-name="Taula6.A3" office:value-type="string">
            <text:p text:style-name="P90"/>
          </table:table-cell>
          <table:table-cell table:style-name="Taula6.B3" office:value-type="string">
            <text:p text:style-name="P90"/>
          </table:table-cell>
          <table:table-cell table:style-name="Taula6.C3" office:value-type="string">
            <text:p text:style-name="P90"/>
          </table:table-cell>
        </table:table-row>
        <table:table-row table:style-name="Taula6.1">
          <table:table-cell table:style-name="Taula6.A4" office:value-type="string">
            <text:p text:style-name="P92"/>
          </table:table-cell>
          <table:table-cell table:style-name="Taula6.B4" office:value-type="string">
            <text:p text:style-name="P92"/>
          </table:table-cell>
          <table:table-cell table:style-name="Taula6.C4" office:value-type="string">
            <text:p text:style-name="P92"/>
          </table:table-cell>
        </table:table-row>
        <table:table-row table:style-name="Taula6.1">
          <table:table-cell table:style-name="Taula6.A5" office:value-type="string">
            <text:p text:style-name="P92"/>
          </table:table-cell>
          <table:table-cell table:style-name="Taula6.B5" office:value-type="string">
            <text:p text:style-name="P92"/>
          </table:table-cell>
          <table:table-cell table:style-name="Taula6.C5" office:value-type="string">
            <text:p text:style-name="P92"/>
          </table:table-cell>
        </table:table-row>
        <table:table-row table:style-name="Taula6.1">
          <table:table-cell table:style-name="Taula6.A6" office:value-type="string">
            <text:p text:style-name="P92"/>
          </table:table-cell>
          <table:table-cell table:style-name="Taula6.B6" office:value-type="string">
            <text:p text:style-name="P92"/>
          </table:table-cell>
          <table:table-cell table:style-name="Taula6.C6" office:value-type="string">
            <text:p text:style-name="P9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1"><text:a xlink:type="simple" xlink:href="#__RefHeading___Toc21421_3940995463" text:style-name="Index_20_Link" text:visited-style-name="Index_20_Link">Control de versions del document<text:tab/>2</text:a></text:p>
          <text:p text:style-name="P131"><text:a xlink:type="simple" xlink:href="#__RefHeading___Toc21295_3940995463" text:style-name="Index_20_Link" text:visited-style-name="Index_20_Link">1. Històric de versions<text:tab/>4</text:a></text:p>
          <text:p text:style-name="P132"><text:a xlink:type="simple" xlink:href="#__RefHeading___Toc19787_3508694843" text:style-name="Index_20_Link" text:visited-style-name="Index_20_Link">1.1. v3.2.96<text:tab/>4</text:a></text:p>
          <text:p text:style-name="P132"><text:a xlink:type="simple" xlink:href="#__RefHeading___Toc38092_687897089" text:style-name="Index_20_Link" text:visited-style-name="Index_20_Link">1.2. v3.2.97<text:tab/>5</text:a></text:p>
          <text:p text:style-name="P132"><text:a xlink:type="simple" xlink:href="#__RefHeading___Toc38377_14971827" text:style-name="Index_20_Link" text:visited-style-name="Index_20_Link">1.3. v3.2.98<text:tab/>6</text:a></text:p>
          <text:p text:style-name="P132"><text:a xlink:type="simple" xlink:href="#__RefHeading___Toc18081_506569814" text:style-name="Index_20_Link" text:visited-style-name="Index_20_Link">1.4. v3.2.99<text:tab/>7</text:a></text:p>
          <text:p text:style-name="P132"><text:a xlink:type="simple" xlink:href="#__RefHeading___Toc18081_5065698141" text:style-name="Index_20_Link" text:visited-style-name="Index_20_Link">1.5. v3.2.100<text:tab/>8</text:a></text:p>
          <text:p text:style-name="P132"><text:a xlink:type="simple" xlink:href="#__RefHeading___Toc77409_61972128" text:style-name="Index_20_Link" text:visited-style-name="Index_20_Link">1.6. v3.2.101<text:tab/>9</text:a></text:p>
          <text:p text:style-name="P132"><text:a xlink:type="simple" xlink:href="#__RefHeading___Toc16729_526703748" text:style-name="Index_20_Link" text:visited-style-name="Index_20_Link">1.7. v3.2.102<text:tab/>10</text:a></text:p>
          <text:p text:style-name="P132"><text:a xlink:type="simple" xlink:href="#__RefHeading___Toc16729_5267037481" text:style-name="Index_20_Link" text:visited-style-name="Index_20_Link">1.8. v3.2.102a<text:tab/>11</text:a></text:p>
          <text:p text:style-name="P132"><text:a xlink:type="simple" xlink:href="#__RefHeading___Toc32902_519805004" text:style-name="Index_20_Link" text:visited-style-name="Index_20_Link">1.9. v3.2.103<text:tab/>12</text:a></text:p>
          <text:p text:style-name="P132"><text:a xlink:type="simple" xlink:href="#__RefHeading___Toc74958_588639221" text:style-name="Index_20_Link" text:visited-style-name="Index_20_Link">1.10. v3.2.104<text:tab/>13</text:a></text:p>
          <text:p text:style-name="P132"><text:a xlink:type="simple" xlink:href="#__RefHeading___Toc30263_3439170243" text:style-name="Index_20_Link" text:visited-style-name="Index_20_Link">1.11. v3.2.104.1<text:tab/>14</text:a></text:p>
          <text:p text:style-name="P132"><text:a xlink:type="simple" xlink:href="#__RefHeading___Toc28723_1470059864" text:style-name="Index_20_Link" text:visited-style-name="Index_20_Link">1.12. v3.2.105<text:tab/>15</text:a></text:p>
          <text:p text:style-name="P132"><text:a xlink:type="simple" xlink:href="#__RefHeading___Toc78940_1512682159" text:style-name="Index_20_Link" text:visited-style-name="Index_20_Link">1.13. v3.2.106<text:tab/>16</text:a></text:p>
        </text:index-body>
      </text:table-of-content>
      <text:p text:style-name="P5"/>
      <text:list xml:id="list105410305335081" text:continue-numbering="true" text:style-name="Outline">
        <text:list-item>
          <text:h text:style-name="P11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1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642358919" text:style-name="L1">
        <text:list-item>
          <text:p text:style-name="P10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1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1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13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1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1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0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4106181376" text:style-name="L8">
        <text:list-item>
          <text:p text:style-name="P133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3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105410997684343" text:continue-list="list105410305335081" text:style-name="Outline">
        <text:list-item>
          <text:list>
            <text:list-item>
              <text:h text:style-name="P119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05410436981850" text:continue-list="list642358919" text:style-name="L1">
        <text:list-item>
          <text:p text:style-name="P10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0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10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105410091552664" text:continue-list="list105410997684343" text:style-name="Outline">
        <text:list-item>
          <text:list>
            <text:list-item>
              <text:h text:style-name="P120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05410327331318" text:continue-list="list105410436981850" text:style-name="L1">
        <text:list-item>
          <text:p text:style-name="P10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07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07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07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07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07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2"> amb el </text:span><text:span text:style-name="T19">handler</text:span><text:span text:style-name="T14"> </text:span><text:span text:style-name="T19">RegistreEntradaHandler</text:span><text:span text:style-name="T22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105409797024996" text:continue-list="list105410091552664" text:style-name="Outline">
        <text:list-item>
          <text:list>
            <text:list-item>
              <text:h text:style-name="P121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3">05</text:span>/1<text:span text:style-name="T23">2</text:span>/2018</text:p>
      <text:p text:style-name="P41">Resum: </text:p>
      <text:p text:style-name="P41"><text:tab/><text:span text:style-name="T23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305669013" text:style-name="L10">
        <text:list-item>
          <text:p text:style-name="P1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105411166119646" text:continue-list="list105409797024996" text:style-name="Outline">
        <text:list-item>
          <text:list>
            <text:list-item>
              <text:h text:style-name="P122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4">11</text:span>/1<text:span text:style-name="T23">2</text:span>/2018</text:p>
      <text:p text:style-name="P42">Resum: </text:p>
      <text:p text:style-name="P42"><text:tab/><text:span text:style-name="T24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05411201868687" text:continue-list="list305669013" text:style-name="L10">
        <text:list-item>
          <text:p text:style-name="P135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4">se canvis</text:span></text:p>
      <text:p text:style-name="P56"/>
      <text:list xml:id="list105410569299919" text:continue-list="list105411166119646" text:style-name="Outline">
        <text:list-item>
          <text:list>
            <text:list-item>
              <text:h text:style-name="P123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5">16</text:span>/<text:span text:style-name="T25">01</text:span>/201<text:span text:style-name="T25">9</text:span></text:p>
      <text:p text:style-name="P43">Resum: </text:p>
      <text:p text:style-name="P44"><text:tab/>Correcció d'error amb enviament de documents a portasignatures des de un subproces<text:span text:style-name="T25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105411515278138" text:continue-list="list105411201868687" text:style-name="L10">
        <text:list-item>
          <text:p text:style-name="P1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4">se canvis</text:span></text:p>
      <text:list xml:id="list105411545573415" text:continue-list="list105410569299919" text:style-name="Outline">
        <text:list-item>
          <text:list>
            <text:list-item>
              <text:h text:style-name="P12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6">24</text:span>/<text:span text:style-name="T25">01</text:span>/201<text:span text:style-name="T25">9</text:span></text:p>
      <text:p text:style-name="P45">Resum: </text:p>
      <text:p text:style-name="P45"><text:tab/>Correcció <text:span text:style-name="T26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105410937768690" text:continue-list="list105411515278138" text:style-name="L10">
        <text:list-item>
          <text:p text:style-name="P1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2977908447" text:style-name="L11">
        <text:list-item>
          <text:p text:style-name="P145">Canvis realitzats a nivell de BBDD:</text:p>
          <text:list>
            <text:list-item>
              <text:p text:style-name="P146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47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48"><text:span text:style-name="T37">Script de modificació per aplicar els canvis</text:span>:</text:p>
        </text:list-item>
      </text:list>
      <text:list xml:id="list3035987794" text:style-name="L12">
        <text:list-item>
          <text:p text:style-name="P149">helium_update_3.2.102.sql</text:p>
        </text:list-item>
      </text:list>
      <text:p text:style-name="P16"/>
      <text:p text:style-name="P33">Propietats globals: </text:p>
      <text:p text:style-name="P33"/>
      <text:list xml:id="list2396594995" text:style-name="L13">
        <text:list-item>
          <text:p text:style-name="P156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5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4"># <text:tab/>Integració amb NOTIB <text:s text:c="2"/>#</text:p>
            <text:p text:style-name="P94">##############################</text:p>
            <text:p text:style-name="P93"><text:span text:style-name="T27">app.notificacio.plugin.class=</text:span><text:span text:style-name="T33">net.conselldemallorca.helium.integracio.plugins.notificacio.NotificacioPluginNotib</text:span></text:p>
            <text:p text:style-name="P93"><text:span text:style-name="T27">app.notificacio.plugin.url=</text:span><text:span text:style-name="T33">http://localhost:8180/notib</text:span></text:p>
            <text:p text:style-name="P93"><text:span text:style-name="T27">app.notificacio.plugin.username=</text:span><text:span text:style-name="T33">helapp</text:span></text:p>
            <text:p text:style-name="P24"><text:span text:style-name="T27">app.notificacio.plugin.password=</text:span><text:span text:style-name="T33">helapp</text:span></text:p>
          </table:table-cell>
        </table:table-row>
      </table:table>
      <text:p text:style-name="P58"/>
      <text:p text:style-name="P58"/>
      <text:p text:style-name="P59"><text:tab/>Sen<text:span text:style-name="T24">se canvis</text:span></text:p>
      <text:list xml:id="list105411585875428" text:continue-list="list105411545573415" text:style-name="Outline">
        <text:list-item>
          <text:list>
            <text:list-item>
              <text:h text:style-name="P125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8">22</text:span>/<text:span text:style-name="T25">02</text:span>/201<text:span text:style-name="T25">9</text:span></text:p>
      <text:p text:style-name="P46">Resum: </text:p>
      <text:p text:style-name="P46"><text:tab/><text:span text:style-name="T38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105411266842978" text:continue-list="list105410937768690" text:style-name="L10">
        <text:list-item>
          <text:p text:style-name="P138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3491907688" text:style-name="L14">
        <text:list-item>
          <text:p text:style-name="P150">Sense canvis</text:p>
        </text:list-item>
      </text:list>
      <text:p text:style-name="P17"/>
      <text:p text:style-name="P34">Propietats globals: </text:p>
      <text:p text:style-name="P34"/>
      <text:list xml:id="list1092084196" text:style-name="L15">
        <text:list-item>
          <text:p text:style-name="P164"><text:span text:style-name="T30">S</text:span><text:span text:style-name="T29">ense canvis</text:span></text:p>
        </text:list-item>
      </text:list>
      <text:p text:style-name="P100"/>
      <text:list xml:id="list105410377601839" text:continue-list="list105411585875428" text:style-name="Outline">
        <text:list-item>
          <text:list>
            <text:list-item>
              <text:h text:style-name="P126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8">26</text:span>/<text:span text:style-name="T25">02</text:span>/201<text:span text:style-name="T25">9</text:span></text:p>
      <text:p text:style-name="P47">Resum: </text:p>
      <text:p text:style-name="P47"><text:tab/><text:span text:style-name="T39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105410021856239" text:continue-list="list105411266842978" text:style-name="L10">
        <text:list-item>
          <text:p text:style-name="P1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264588733" text:style-name="L16">
        <text:list-item>
          <text:p text:style-name="P151">Sense canvis</text:p>
        </text:list-item>
      </text:list>
      <text:p text:style-name="P18"/>
      <text:p text:style-name="P35">Propietats globals: </text:p>
      <text:p text:style-name="P35"/>
      <text:list xml:id="list729585139" text:style-name="L17">
        <text:list-item>
          <text:p text:style-name="P158"><text:span text:style-name="T35">S</text:span>ense canvis</text:p>
        </text:list-item>
      </text:list>
      <text:p text:style-name="P100"/>
      <text:list xml:id="list105411175777206" text:continue-list="list105410377601839" text:style-name="Outline">
        <text:list-item>
          <text:list>
            <text:list-item>
              <text:h text:style-name="P127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40">21</text:span>/<text:span text:style-name="T40">03</text:span>/201<text:span text:style-name="T25">9</text:span></text:p>
      <text:p text:style-name="P48">Resum: </text:p>
      <text:p text:style-name="P48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105410035165796" text:continue-list="list105410021856239" text:style-name="L10">
        <text:list-item>
          <text:p text:style-name="P1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40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48154045" text:style-name="L18">
        <text:list-item>
          <text:p text:style-name="P152">Sense canvis</text:p>
        </text:list-item>
      </text:list>
      <text:p text:style-name="P19"/>
      <text:p text:style-name="P36">Propietats globals: </text:p>
      <text:p text:style-name="P36"/>
      <text:list xml:id="list2228409223" text:style-name="L19">
        <text:list-item>
          <text:p text:style-name="P159"><text:span text:style-name="T35">S</text:span>ense canvis</text:p>
        </text:list-item>
      </text:list>
      <text:p text:style-name="P101"/>
      <text:list xml:id="list105409661278224" text:continue-list="list105411175777206" text:style-name="Outline">
        <text:list-item>
          <text:list>
            <text:list-item>
              <text:h text:style-name="P128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40">28</text:span>/<text:span text:style-name="T40">03</text:span>/201<text:span text:style-name="T25">9</text:span></text:p>
      <text:p text:style-name="P49">Resum: </text:p>
      <text:p text:style-name="P49"><text:tab/><text:span text:style-name="T42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105410011642127" text:continue-list="list105410035165796" text:style-name="L10">
        <text:list-item>
          <text:p text:style-name="P141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517662278" text:style-name="L20">
        <text:list-item>
          <text:p text:style-name="P153">Sense canvis</text:p>
        </text:list-item>
      </text:list>
      <text:p text:style-name="P20"/>
      <text:p text:style-name="P37">Propietats globals: </text:p>
      <text:p text:style-name="P37"/>
      <text:list xml:id="list2184532103" text:style-name="L21">
        <text:list-item>
          <text:p text:style-name="P160"><text:span text:style-name="T35">S</text:span>ense canvis</text:p>
        </text:list-item>
      </text:list>
      <text:p text:style-name="P102"/>
      <text:list xml:id="list105410423917850" text:continue-list="list105409661278224" text:style-name="Outline">
        <text:list-item>
          <text:list>
            <text:list-item>
              <text:h text:style-name="P12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3">12</text:span>/<text:span text:style-name="T43">04</text:span>/201<text:span text:style-name="T25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105411401280265" text:continue-list="list105410011642127" text:style-name="L10">
        <text:list-item>
          <text:p text:style-name="P142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2553564437" text:style-name="L22">
        <text:list-item>
          <text:p text:style-name="P154">Sense canvis</text:p>
        </text:list-item>
      </text:list>
      <text:p text:style-name="P21"/>
      <text:p text:style-name="P38">Propietats globals: </text:p>
      <text:p text:style-name="P38"/>
      <text:list xml:id="list4053404596" text:style-name="L23">
        <text:list-item>
          <text:p text:style-name="P161"><text:span text:style-name="T35">S</text:span>ense canvis</text:p>
        </text:list-item>
      </text:list>
      <text:list xml:id="list105411340397982" text:continue-list="list105410423917850" text:style-name="Outline">
        <text:list-item>
          <text:list>
            <text:list-item>
              <text:h text:style-name="P130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0">10</text:span>/<text:span text:style-name="T44">07</text:span>/201<text:span text:style-name="T25">9</text:span></text:p>
      <text:p text:style-name="P51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105411333824191" text:continue-list="list105411401280265" text:style-name="L10">
        <text:list-item>
          <text:p text:style-name="P14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4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4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4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4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4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4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4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4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4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4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4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4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4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4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4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4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4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4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43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43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1865010287" text:style-name="L24">
        <text:list-item>
          <text:p text:style-name="P155">Nova taula per guardar la informació dels interessats per a les notificacions amb el Notib</text:p>
          <text:list>
            <text:list-item>
              <text:p text:style-name="P15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9">-- Nova taula per a la informació dels interessats</text:p>
            <text:p text:style-name="P96"/>
            <text:p text:style-name="P93"><text:span text:style-name="T46">CREATE</text:span><text:span text:style-name="T31"> </text:span><text:span text:style-name="T46">TABLE</text:span><text:span text:style-name="T31"> HEL_INTERESSAT</text:span></text:p>
            <text:p text:style-name="P97">(</text:p>
            <text:p text:style-name="P93"><text:soft-page-break/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93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93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93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93"><text:span text:style-name="T31"><text:tab/>LLINATGE1<text:tab/><text:tab/><text:tab/>VARCHAR2(255 </text:span><text:span text:style-name="T46">CHAR</text:span><text:span text:style-name="T31">),</text:span></text:p>
            <text:p text:style-name="P93"><text:span text:style-name="T31"><text:tab/>LLINATGE2<text:tab/><text:tab/><text:tab/>VARCHAR2(255 </text:span><text:span text:style-name="T46">CHAR</text:span><text:span text:style-name="T31">),</text:span></text:p>
            <text:p text:style-name="P97"><text:tab/>TIPUS<text:tab/><text:tab/><text:tab/><text:tab/>NUMBER(10),</text:p>
            <text:p text:style-name="P93"><text:span text:style-name="T31"><text:tab/>EMAIL<text:tab/><text:tab/><text:tab/><text:tab/>VARCHAR2(255 </text:span><text:span text:style-name="T46">CHAR</text:span><text:span text:style-name="T31">),</text:span></text:p>
            <text:p text:style-name="P93"><text:span text:style-name="T31"><text:tab/>TELEFON<text:tab/><text:tab/><text:tab/><text:tab/>VARCHAR2(16 </text:span><text:span text:style-name="T46">CHAR</text:span><text:span text:style-name="T31">),</text:span></text:p>
            <text:p text:style-name="P97"><text:tab/>EXPEDIENT_ID <text:s/><text:tab/><text:tab/>NUMBER(19)</text:p>
            <text:p text:style-name="P97">);</text:p>
            <text:p text:style-name="P96"/>
            <text:p text:style-name="P9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93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93"><text:span text:style-name="T31"><text:s/></text:span><text:span text:style-name="T46">REFERENCES</text:span><text:span text:style-name="T31"> HEL_EXPEDIENT (ID));</text:span></text:p>
            <text:p text:style-name="P97"><text:s/></text:p>
            <text:p text:style-name="P9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96"/>
            <text:p text:style-name="P93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97">(EXPEDIENT_ID);</text:p>
            <text:p text:style-name="P96"/>
            <text:p text:style-name="P97"><text:s/><text:tab/></text:p>
            <text:p text:style-name="P99">-- Permisos</text:p>
            <text:p text:style-name="P74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05"/>
      <text:p text:style-name="P22"/>
      <text:p text:style-name="P39">Propietats globals: </text:p>
      <text:p text:style-name="P39"/>
      <text:list xml:id="list2786239103" text:style-name="L25">
        <text:list-item>
          <text:p text:style-name="P16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5"># PROPERTIES AFEGIDES #</text:p>
            <text:p text:style-name="P95"># ################### #</text:p>
            <text:p text:style-name="P96"/>
            <text:p text:style-name="P95">#1304 Alta de documents adjunts firmats</text:p>
            <text:p text:style-name="P96"/>
            <text:p text:style-name="P97"><text:s/></text:p>
            <text:p text:style-name="P95"># ###</text:p>
            <text:p text:style-name="P95"># Plugin de validacio de firmes</text:p>
            <text:p text:style-name="P95"># ###</text:p>
            <text:p text:style-name="P93"><text:span text:style-name="T31">app.validatesignature.plugin.class=</text:span><text:span text:style-name="T34">org.fundaciobit.plugins.validatesignature.afirmacxf.AfirmaCxfValidateSignaturePlugin</text:span></text:p>
            <text:p text:style-name="P96"/>
            <text:p text:style-name="P95"># AfirmaCxfValidateSignaturePlugin</text:p>
            <text:p text:style-name="P93"><text:span text:style-name="T31">app.plugins.validatesignature.afirmacxf.applicationID=</text:span><text:span text:style-name="T34">CAIBDEV.RIPEA</text:span></text:p>
            <text:p text:style-name="P93"><text:span text:style-name="T31">app.plugins.validatesignature.afirmacxf.ignoreservercertificates=</text:span><text:span text:style-name="T34">true</text:span></text:p>
            <text:p text:style-name="P93"><text:span text:style-name="T31">app.plugins.validatesignature.afirmacxf.TransformersTemplatesPath=</text:span><text:span text:style-name="T34">/opt/helium/afirma/transformers</text:span></text:p>
            <text:p text:style-name="P93"><text:span text:style-name="T31">app.plugins.validatesignature.afirmacxf.endpoint=</text:span><text:span text:style-name="T34">https://afirmades.caib.es:4430/afirmaws/services/DSSAfirmaVerify</text:span></text:p>
            <text:p text:style-name="P93"><text:span text:style-name="T31">app.plugins.validatesignature.afirmacxf.authorization.ks.path=</text:span><text:span text:style-name="T34">/opt/helium/afirma/dgdt_proves.jks</text:span></text:p>
            <text:p text:style-name="P93"><text:span text:style-name="T31">app.plugins.validatesignature.afirmacxf.authorization.ks.type=</text:span><text:span text:style-name="T34">JKS</text:span></text:p>
            <text:p text:style-name="P97">app.plugins.validatesignature.afirmacxf.authorization.ks.password=</text:p>
            <text:p text:style-name="P93"><text:span text:style-name="T31">app.plugins.validatesignature.afirmacxf.authorization.ks.cert.alias=</text:span><text:span text:style-name="T34">preprod-dgdt</text:span></text:p>
            <text:p text:style-name="P93"><text:soft-page-break/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03"/>
      <text:p text:style-name="P104">Altres:</text:p>
      <text:list xml:id="list603929939" text:style-name="L26">
        <text:list-item>
          <text:p text:style-name="P163">És necessari afegir un directori<text:span text:style-name="T5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8"><text:span text:style-name="T48">app.plugins.validatesignature.afirmacxf.TransformersTemplatesPath=</text:span><text:span text:style-name="T34">/opt/helium/afirma/transformers</text:span></text:p>
            <text:p text:style-name="P98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04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<text:s/>/ </text:span><text:span text:style-name="MT1"><text:page-count>1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29T10:54:09.440000136">29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1DT1H52M53S</meta:editing-duration>
    <meta:editing-cycles>51</meta:editing-cycles>
    <meta:generator>LibreOffice/6.0.1.1$Windows_x86 LibreOffice_project/60bfb1526849283ce2491346ed2aa51c465abfe6</meta:generator>
    <dc:date>2019-07-29T10:54:09.143000000</dc:date>
    <meta:document-statistic meta:table-count="11" meta:image-count="0" meta:object-count="0" meta:page-count="18" meta:paragraph-count="340" meta:word-count="2047" meta:character-count="14458" meta:non-whitespace-character-count="12673"/>
  </office:meta>
</office:document-meta>
</file>